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al ns</text:p>
          </table:table-cell>
          <table:table-cell office:value-type="string" calcext:value-type="string">
            <text:p>pal freq mhz</text:p>
          </table:table-cell>
          <table:table-cell office:value-type="string" calcext:value-type="string">
            <text:p>ntc ns</text:p>
          </table:table-cell>
          <table:table-cell office:value-type="string" calcext:value-type="string">
            <text:p>ntc freq mhz</text:p>
          </table:table-cell>
        </table:table-row>
        <table:table-row table:style-name="ro1">
          <table:table-cell office:value-type="string" calcext:value-type="string">
            <text:p>clk_main</text:p>
          </table:table-cell>
          <table:table-cell office:value-type="float" office:value="14.117" calcext:value-type="float">
            <text:p>14,117</text:p>
          </table:table-cell>
          <table:table-cell table:formula="of:=1000/[.B2]" office:value-type="float" office:value="70.8365800099171" calcext:value-type="float">
            <text:p>70,8365800099171</text:p>
          </table:table-cell>
          <table:table-cell office:value-type="float" office:value="23.529" calcext:value-type="float">
            <text:p>23,529</text:p>
          </table:table-cell>
          <table:table-cell table:formula="of:=1000/[.D2]" office:value-type="float" office:value="42.5007437630159" calcext:value-type="float">
            <text:p>42,5007437630159</text:p>
          </table:table-cell>
        </table:table-row>
        <table:table-row table:style-name="ro1">
          <table:table-cell office:value-type="string" calcext:value-type="string">
            <text:p>clk main /2</text:p>
          </table:table-cell>
          <table:table-cell table:formula="of:=[.B2]*2" office:value-type="float" office:value="28.234" calcext:value-type="float">
            <text:p>28,234</text:p>
          </table:table-cell>
          <table:table-cell table:formula="of:=1000/[.B3]" office:value-type="float" office:value="35.4182900049586" calcext:value-type="float">
            <text:p>35,4182900049586</text:p>
          </table:table-cell>
          <table:table-cell table:formula="of:=[.D2]*2" office:value-type="float" office:value="47.058" calcext:value-type="float">
            <text:p>47,058</text:p>
          </table:table-cell>
          <table:table-cell table:formula="of:=1000/[.D3]" office:value-type="float" office:value="21.2503718815079" calcext:value-type="float">
            <text:p>21,2503718815079</text:p>
          </table:table-cell>
        </table:table-row>
        <table:table-row table:style-name="ro1">
          <table:table-cell office:value-type="string" calcext:value-type="string">
            <text:p>clk main /4</text:p>
          </table:table-cell>
          <table:table-cell table:formula="of:=[.B3]*2" office:value-type="float" office:value="56.468" calcext:value-type="float">
            <text:p>56,468</text:p>
          </table:table-cell>
          <table:table-cell table:formula="of:=1000/[.B4]" office:value-type="float" office:value="17.7091450024793" calcext:value-type="float">
            <text:p>17,7091450024793</text:p>
          </table:table-cell>
          <table:table-cell table:formula="of:=[.D3]*2" office:value-type="float" office:value="94.116" calcext:value-type="float">
            <text:p>94,116</text:p>
          </table:table-cell>
          <table:table-cell table:formula="of:=1000/[.D4]" office:value-type="float" office:value="10.625185940754" calcext:value-type="float">
            <text:p>10,625185940754</text:p>
          </table:table-cell>
        </table:table-row>
        <table:table-row table:style-name="ro1">
          <table:table-cell office:value-type="string" calcext:value-type="string">
            <text:p>clk cpu</text:p>
          </table:table-cell>
          <table:table-cell office:value-type="float" office:value="169.412" calcext:value-type="float">
            <text:p>169,412</text:p>
          </table:table-cell>
          <table:table-cell table:formula="of:=1000/[.B5]" office:value-type="float" office:value="5.9027695794867" calcext:value-type="float">
            <text:p>5,9027695794867</text:p>
          </table:table-cell>
          <table:table-cell office:value-type="float" office:value="188.235" calcext:value-type="float">
            <text:p>188,235</text:p>
          </table:table-cell>
          <table:table-cell table:formula="of:=1000/[.D5]" office:value-type="float" office:value="5.31250830079422" calcext:value-type="float">
            <text:p>5,31250830079422</text:p>
          </table:table-cell>
        </table:table-row>
        <table:table-row table:style-name="ro1">
          <table:table-cell office:value-type="string" calcext:value-type="string">
            <text:p>clk vdc</text:p>
          </table:table-cell>
          <table:table-cell office:value-type="float" office:value="141.177" calcext:value-type="float">
            <text:p>141,177</text:p>
          </table:table-cell>
          <table:table-cell table:formula="of:=1000/[.B6]" office:value-type="float" office:value="7.08330677093294" calcext:value-type="float">
            <text:p>7,08330677093294</text:p>
          </table:table-cell>
          <table:table-cell office:value-type="float" office:value="141.176" calcext:value-type="float">
            <text:p>141,176</text:p>
          </table:table-cell>
          <table:table-cell table:formula="of:=1000/[.D6]" office:value-type="float" office:value="7.08335694452315" calcext:value-type="float">
            <text:p>7,08335694452315</text:p>
          </table:table-cell>
        </table:table-row>
        <table:table-row table:style-name="ro1">
          <table:table-cell office:value-type="string" calcext:value-type="string">
            <text:p>clk vdc /2</text:p>
          </table:table-cell>
          <table:table-cell table:formula="of:=[.B6]*2" office:value-type="float" office:value="282.354" calcext:value-type="float">
            <text:p>282,354</text:p>
          </table:table-cell>
          <table:table-cell table:formula="of:=1000/[.B7]" office:value-type="float" office:value="3.54165338546647" calcext:value-type="float">
            <text:p>3,54165338546647</text:p>
          </table:table-cell>
          <table:table-cell table:formula="of:=[.D6]*2" office:value-type="float" office:value="282.352" calcext:value-type="float">
            <text:p>282,352</text:p>
          </table:table-cell>
          <table:table-cell table:formula="of:=1000/[.D7]" office:value-type="float" office:value="3.54167847226157" calcext:value-type="float">
            <text:p>3,54167847226157</text:p>
          </table:table-cell>
        </table:table-row>
        <table:table-row table:style-name="ro1">
          <table:table-cell office:value-type="string" calcext:value-type="string">
            <text:p>clk vga</text:p>
          </table:table-cell>
          <table:table-cell office:value-type="float" office:value="70.589" calcext:value-type="float">
            <text:p>70,589</text:p>
          </table:table-cell>
          <table:table-cell table:formula="of:=1000/[.B8]" office:value-type="float" office:value="14.166513196107" calcext:value-type="float">
            <text:p>14,166513196107</text:p>
          </table:table-cell>
          <table:table-cell office:value-type="float" office:value="70.588" calcext:value-type="float">
            <text:p>70,588</text:p>
          </table:table-cell>
          <table:table-cell table:formula="of:=1000/[.D8]" office:value-type="float" office:value="14.1667138890463" calcext:value-type="float">
            <text:p>14,1667138890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13:18:57.701217127</meta:creation-date>
    <dc:date>2020-12-28T14:02:11.919447493</dc:date>
    <meta:editing-duration>PT43M16S</meta:editing-duration>
    <meta:editing-cycles>3</meta:editing-cycles>
    <meta:generator>LibreOffice/6.4.6.2$Linux_X86_64 LibreOffice_project/40$Build-2</meta:generator>
    <meta:document-statistic meta:table-count="1" meta:cell-count="39" meta:object-count="0"/>
  </office:meta>
</office:document-meta>
</file>